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master-page-name="MP0">
      <style:paragraph-properties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 style:family="paragraph" style:parent-style-name="Standard">
      <style:paragraph-properties fo:line-height="200%"/>
    </style:style>
    <style:style style:name="P3" style:family="paragraph" style:parent-style-name="Standard">
      <style:paragraph-properties fo:line-height="200%"/>
      <style:text-properties officeooo:paragraph-rsid="000a6bac"/>
    </style:style>
    <style:style style:name="P4" style:family="paragraph" style:parent-style-name="Standard">
      <style:paragraph-properties fo:line-height="200%"/>
      <style:text-properties fo:font-weight="bold" style:font-weight-asian="bold"/>
    </style:style>
    <style:style style:name="P5" style:family="paragraph" style:parent-style-name="Standard">
      <style:paragraph-properties fo:line-height="200%"/>
      <style:text-properties officeooo:rsid="000a6bac" officeooo:paragraph-rsid="000a6bac"/>
    </style:style>
    <style:style style:name="T1" style:family="text">
      <style:text-properties officeooo:rsid="000a6ba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text:p>
      <text:p text:style-name="P2"/>
      <text:p text:style-name="P2">Following production of our working design of the product, the group set out to answer the following questions in order to analyse the performance of Boolean Battles against the initial brief. Is the product:</text:p>
      <text:p text:style-name="P2"/>
      <text:p text:style-name="P4">1. Educational?</text:p>
      <text:p text:style-name="P4">2. Enjoyable?</text:p>
      <text:p text:style-name="P4">3. Repeatable?</text:p>
      <text:p text:style-name="P4">4. Easy to understand and use?</text:p>
      <text:p text:style-name="P2"/>
      <text:p text:style-name="P2">We <text:span text:style-name="T1">believe</text:span> that all questions were answered to a degree; however the game’s repeatability proves to be the most likely feature that has failed to be answered fully. The linear nature of the game and the natural progression through the levels and change in difficulty means that users are unlikely to replay the game in its current state. Upon successful integration of the map, players would have had the opportunity to choose previously unlocked levels to repeat, however currently there is no incentive to do so. Our additional features section provides answers to this question of repeatability, which we feel would improve this feature.</text:p>
      <text:p text:style-name="P2"/>
      <text:p text:style-name="P2">The group was satisfied with the ability of our product to answer the remaining questions, for example we believe users new to the theory of Boolean logic would find the natural progression and evolution of the game to be both educational and enjoyable; with enemy dialogues providing the means of explaining instructions on how to proceed. The simplicity of the user interface minimises the need for detailed instructions or a separate tutorial. The attack animation provides a satisfying motive behind understanding the use of a Boolean logic symbol, and answering the Boolean equations correctly in order to attack the enemy and consequently beating the level.</text:p>
      <text:p text:style-name="P2"/>
      <text:p text:style-name="P2"><text:soft-page-break/>Overall, the group is satisfied with the final prototype being able to answer the most important aspects of the brief; being educational and enjoyable. The game was able to effectively convey computer logic such as NOT, AND and OR gates. Given the lack of programming knowledge prior to September, we are satisfied with the outcome and consider it to be an achievement.</text:p>
      <text:p text:style-name="P3"/>
      <text:p text:style-name="P5">To confirm the success of our product, research would have to be carried out on the target audience, for example holding focus groups and gaining feedback. We were unable to carry out our own market research due to our workloads after being reduced to 4 members, however we do feel this would have been an appropriate method of attaining information regarding our key points and therefore being able to conclude the success of Boolean Battles.</text:p>
      <text:p text:style-name="P2"/>
      <text:p text:style-name="P2"/>
      <text:p text:style-name="Standard"><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AR PL UMing H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AR PL UMing H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FreeSans" style:font-family-complex="FreeSans" style:font-family-generic-complex="swiss"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wiss" fo:hyphenate="fals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Chris</meta:initial-creator>
    <dc:creator>Jack Williams</dc:creator>
    <meta:creation-date>2016-01-16T19:24:00Z</meta:creation-date>
    <dc:date>2016-01-25T15:46:54.597130123</dc:date>
    <meta:editing-cycles>4</meta:editing-cycles>
    <meta:editing-duration>PT1H10M52S</meta:editing-duration>
    <meta:document-statistic meta:table-count="0" meta:image-count="0" meta:object-count="0" meta:page-count="2" meta:paragraph-count="11" meta:word-count="393" meta:character-count="2406" meta:non-whitespace-character-count="2022"/>
    <meta:template xlink:type="simple" xlink:actuate="onRequest" xlink:title="" xlink:href="Normal"/>
  </office:meta>
</office:document-meta>
</file>